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37.16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38.1pt"/>
    </style:style>
    <style:style style:name="co6" style:family="table-column">
      <style:table-column-properties fo:break-before="auto" style:column-width="64.6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69.9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75pt"/>
    </style:style>
    <style:style style:name="co12" style:family="table-column">
      <style:table-column-properties fo:break-before="auto" style:column-width="165pt"/>
    </style:style>
    <style:style style:name="co13" style:family="table-column">
      <style:table-column-properties fo:break-before="auto" style:column-width="156.3pt"/>
    </style:style>
    <style:style style:name="co14" style:family="table-column">
      <style:table-column-properties fo:break-before="auto" style:column-width="338.2pt"/>
    </style:style>
    <style:style style:name="co15" style:family="table-column">
      <style:table-column-properties fo:break-before="auto" style:column-width="183.29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71.4pt"/>
    </style:style>
    <style:style style:name="co18" style:family="table-column">
      <style:table-column-properties fo:break-before="auto" style:column-width="40.51pt"/>
    </style:style>
    <style:style style:name="co19" style:family="table-column">
      <style:table-column-properties fo:break-before="auto" style:column-width="77.64pt"/>
    </style:style>
    <style:style style:name="co20" style:family="table-column">
      <style:table-column-properties fo:break-before="auto" style:column-width="11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f200" fo:border="0.06pt solid #000000"/>
    </style:style>
    <style:style style:name="ce10" style:family="table-cell" style:parent-style-name="Default">
      <style:table-cell-properties fo:background-color="#fff200"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e9eb8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fo:background-color="#3e9eb8" style:text-align-source="fix" style:repeat-content="false" fo:border="0.06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bo_models_by_min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26545825570991" calcext:value-type="float">
            <text:p>0.012654582557099</text:p>
          </table:table-cell>
          <table:table-cell table:style-name="ce4" office:value-type="string" calcext:value-type="string">
            <text:p>D</text:p>
          </table:table-cell>
          <table:table-cell office:value-type="float" office:value="0.0118460464525219" calcext:value-type="float">
            <text:p>0.011846046452522</text:p>
          </table:table-cell>
          <table:table-cell office:value-type="string" calcext:value-type="string">
            <text:p>Q</text:p>
          </table:table-cell>
          <table:table-cell office:value-type="float" office:value="0.0117454120140683" calcext:value-type="float">
            <text:p>0.011745412014068</text:p>
          </table:table-cell>
          <table:table-cell office:value-type="string" calcext:value-type="string">
            <text:p>B</text:p>
          </table:table-cell>
          <table:table-cell office:value-type="float" office:value="0.0106360241770744" calcext:value-type="float">
            <text:p>0.010636024177074</text:p>
          </table:table-cell>
          <table:table-cell office:value-type="string" calcext:value-type="string">
            <text:p>N</text:p>
          </table:table-cell>
          <table:table-cell table:style-name="ce3" table:formula="of:=MIN([.H2];[.F2];[.D2];[.B2])" office:value-type="float" office:value="0.0106360241770744" calcext:value-type="float">
            <text:p>0.010636024177074</text:p>
          </table:table-cell>
          <table:table-cell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167576787256944" calcext:value-type="float">
            <text:p>0.016757678725694</text:p>
          </table:table-cell>
          <table:table-cell office:value-type="string" calcext:value-type="string">
            <text:p>I </text:p>
          </table:table-cell>
          <table:table-cell office:value-type="float" office:value="0.0115560036014463" calcext:value-type="float">
            <text:p>0.011556003601446</text:p>
          </table:table-cell>
          <table:table-cell office:value-type="string" calcext:value-type="string">
            <text:p>AI</text:p>
          </table:table-cell>
          <table:table-cell office:value-type="float" office:value="0.0118734523047956" calcext:value-type="float">
            <text:p>0.011873452304796</text:p>
          </table:table-cell>
          <table:table-cell office:value-type="string" calcext:value-type="string">
            <text:p>AF</text:p>
          </table:table-cell>
          <table:table-cell office:value-type="float" office:value="0.0105748316273093" calcext:value-type="float">
            <text:p>0.010574831627309</text:p>
          </table:table-cell>
          <table:table-cell office:value-type="string" calcext:value-type="string">
            <text:p>T</text:p>
          </table:table-cell>
          <table:table-cell table:style-name="ce3" table:formula="of:=MIN([.H3];[.F3];[.D3];[.B3])" office:value-type="float" office:value="0.0105748316273093" calcext:value-type="float">
            <text:p>0.010574831627309</text:p>
          </table:table-cell>
          <table:table-cell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65482246739586" calcext:value-type="float">
            <text:p>0.016548224673959</text:p>
          </table:table-cell>
          <table:table-cell office:value-type="string" calcext:value-type="string">
            <text:p>D</text:p>
          </table:table-cell>
          <table:table-cell office:value-type="float" office:value="0.0154388970489997" calcext:value-type="float">
            <text:p>0.015438897049</text:p>
          </table:table-cell>
          <table:table-cell office:value-type="string" calcext:value-type="string">
            <text:p>F</text:p>
          </table:table-cell>
          <table:table-cell office:value-type="float" office:value="0.0163077888971179" calcext:value-type="float">
            <text:p>0.016307788897118</text:p>
          </table:table-cell>
          <table:table-cell office:value-type="string" calcext:value-type="string">
            <text:p>B</text:p>
          </table:table-cell>
          <table:table-cell office:value-type="float" office:value="0.0143429869785905" calcext:value-type="float">
            <text:p>0.014342986978591</text:p>
          </table:table-cell>
          <table:table-cell office:value-type="string" calcext:value-type="string">
            <text:p>T</text:p>
          </table:table-cell>
          <table:table-cell table:style-name="ce3" table:formula="of:=MIN([.H4];[.F4];[.D4];[.B4])" office:value-type="float" office:value="0.0143429869785905" calcext:value-type="float">
            <text:p>0.014342986978591</text:p>
          </table:table-cell>
          <table:table-cell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33523169098441" calcext:value-type="float">
            <text:p>0.013352316909844</text:p>
          </table:table-cell>
          <table:table-cell office:value-type="string" calcext:value-type="string">
            <text:p>D</text:p>
          </table:table-cell>
          <table:table-cell office:value-type="float" office:value="0.0123438050432764" calcext:value-type="float">
            <text:p>0.012343805043276</text:p>
          </table:table-cell>
          <table:table-cell office:value-type="string" calcext:value-type="string">
            <text:p>F</text:p>
          </table:table-cell>
          <table:table-cell office:value-type="float" office:value="0.012700139756132" calcext:value-type="float">
            <text:p>0.012700139756132</text:p>
          </table:table-cell>
          <table:table-cell office:value-type="string" calcext:value-type="string">
            <text:p>B</text:p>
          </table:table-cell>
          <table:table-cell office:value-type="float" office:value="0.0115782069042325" calcext:value-type="float">
            <text:p>0.011578206904233</text:p>
          </table:table-cell>
          <table:table-cell office:value-type="string" calcext:value-type="string">
            <text:p>A</text:p>
          </table:table-cell>
          <table:table-cell table:style-name="ce3" table:formula="of:=MIN([.H5];[.F5];[.D5];[.B5])" office:value-type="float" office:value="0.0115782069042325" calcext:value-type="float">
            <text:p>0.011578206904233</text:p>
          </table:table-cell>
          <table:table-cell/>
        </table:table-row>
        <table:table-row table:style-name="ro1">
          <table:table-cell office:value-type="string" calcext:value-type="string">
            <text:p>Slate 6 total MSE</text:p>
          </table:table-cell>
          <table:table-cell table:number-columns-repeated="4"/>
          <table:table-cell office:value-type="float" office:value="0.0124773777883197" calcext:value-type="float">
            <text:p>0.01247737778832</text:p>
          </table:table-cell>
          <table:table-cell office:value-type="string" calcext:value-type="string">
            <text:p>V</text:p>
          </table:table-cell>
          <table:table-cell office:value-type="float" office:value="0.0119074061512947" calcext:value-type="float">
            <text:p>0.011907406151295</text:p>
          </table:table-cell>
          <table:table-cell office:value-type="string" calcext:value-type="string">
            <text:p>T</text:p>
          </table:table-cell>
          <table:table-cell table:style-name="ce3" table:formula="of:=MIN([.H6];[.F6];[.D6];[.B6])" office:value-type="float" office:value="0.0119074061512947" calcext:value-type="float">
            <text:p>0.011907406151295</text:p>
          </table:table-cell>
          <table:table-cell/>
        </table:table-row>
        <table:table-row table:style-name="ro1">
          <table:table-cell office:value-type="string" calcext:value-type="string">
            <text:p>Slate 7 total MSE</text:p>
          </table:table-cell>
          <table:table-cell table:number-columns-repeated="4"/>
          <table:table-cell office:value-type="float" office:value="0.0128508816967812" calcext:value-type="float">
            <text:p>0.012850881696781</text:p>
          </table:table-cell>
          <table:table-cell office:value-type="string" calcext:value-type="string">
            <text:p>J</text:p>
          </table:table-cell>
          <table:table-cell office:value-type="float" office:value="0.0114520937204361" calcext:value-type="float">
            <text:p>0.011452093720436</text:p>
          </table:table-cell>
          <table:table-cell office:value-type="string" calcext:value-type="string">
            <text:p>G</text:p>
          </table:table-cell>
          <table:table-cell table:style-name="ce3" table:formula="of:=MIN([.H7];[.F7];[.D7];[.B7])" office:value-type="float" office:value="0.0114520937204361" calcext:value-type="float">
            <text:p>0.011452093720436</text:p>
          </table:table-cell>
          <table:table-cell/>
        </table:table-row>
        <table:table-row table:style-name="ro1">
          <table:table-cell office:value-type="string" calcext:value-type="string">
            <text:p>Slate 8 total MSE</text:p>
          </table:table-cell>
          <table:table-cell office:value-type="float" office:value="0.00962698970237328" calcext:value-type="float">
            <text:p>0.009626989702373</text:p>
          </table:table-cell>
          <table:table-cell office:value-type="string" calcext:value-type="string">
            <text:p>D</text:p>
          </table:table-cell>
          <table:table-cell table:style-name="ce9" office:value-type="float" office:value="0.00922179881385283" calcext:value-type="float">
            <text:p>0.009221798813853</text:p>
          </table:table-cell>
          <table:table-cell table:style-name="ce9" office:value-type="string" calcext:value-type="string">
            <text:p>AA</text:p>
          </table:table-cell>
          <table:table-cell office:value-type="float" office:value="0.00922939804957458" calcext:value-type="float">
            <text:p>0.009229398049575</text:p>
          </table:table-cell>
          <table:table-cell office:value-type="string" calcext:value-type="string">
            <text:p>B</text:p>
          </table:table-cell>
          <table:table-cell table:style-name="ce1" office:value-type="float" office:value="0.0100303124636412" calcext:value-type="float">
            <text:p>0.010030312463641</text:p>
          </table:table-cell>
          <table:table-cell table:style-name="ce1" office:value-type="string" calcext:value-type="string">
            <text:p>G</text:p>
          </table:table-cell>
          <table:table-cell table:style-name="ce3" table:formula="of:=MIN([.H8];[.F8];[.D8];[.B8])" office:value-type="float" office:value="0.00922179881385283" calcext:value-type="float">
            <text:p>0.009221798813853</text:p>
          </table:table-cell>
          <table:table-cell/>
        </table:table-row>
        <table:table-row table:style-name="ro1">
          <table:table-cell office:value-type="string" calcext:value-type="string">
            <text:p>Slate 9 total MSE</text:p>
          </table:table-cell>
          <table:table-cell office:value-type="float" office:value="0.0208909739614865" calcext:value-type="float">
            <text:p>0.020890973961487</text:p>
          </table:table-cell>
          <table:table-cell office:value-type="string" calcext:value-type="string">
            <text:p>I </text:p>
          </table:table-cell>
          <table:table-cell office:value-type="float" office:value="0.0120654570330915" calcext:value-type="float">
            <text:p>0.012065457033092</text:p>
          </table:table-cell>
          <table:table-cell office:value-type="string" calcext:value-type="string">
            <text:p>Q</text:p>
          </table:table-cell>
          <table:table-cell office:value-type="float" office:value="0.0122981982853745" calcext:value-type="float">
            <text:p>0.012298198285375</text:p>
          </table:table-cell>
          <table:table-cell office:value-type="string" calcext:value-type="string">
            <text:p>M</text:p>
          </table:table-cell>
          <table:table-cell office:value-type="float" office:value="0.0109515776857734" calcext:value-type="float">
            <text:p>0.010951577685773</text:p>
          </table:table-cell>
          <table:table-cell office:value-type="string" calcext:value-type="string">
            <text:p>AB</text:p>
          </table:table-cell>
          <table:table-cell table:style-name="ce3" table:formula="of:=MIN([.H9];[.F9];[.D9];[.B9])" office:value-type="float" office:value="0.0109515776857734" calcext:value-type="float">
            <text:p>0.010951577685773</text:p>
          </table:table-cell>
          <table:table-cell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79086246155202" calcext:value-type="float">
            <text:p>0.779086246155202</text:p>
          </table:table-cell>
          <table:table-cell office:value-type="string" calcext:value-type="string">
            <text:p>D </text:p>
          </table:table-cell>
          <table:table-cell office:value-type="float" office:value="0.8589256554842" calcext:value-type="float">
            <text:p>0.8589256554842</text:p>
          </table:table-cell>
          <table:table-cell office:value-type="string" calcext:value-type="string">
            <text:p>Q</text:p>
          </table:table-cell>
          <table:table-cell office:value-type="float" office:value="0.89359317223231" calcext:value-type="float">
            <text:p>0.89359317223231</text:p>
          </table:table-cell>
          <table:table-cell office:value-type="string" calcext:value-type="string">
            <text:p>B</text:p>
          </table:table-cell>
          <table:table-cell office:value-type="float" office:value="0.900398790836334" calcext:value-type="float">
            <text:p>0.900398790836334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00398790836334" calcext:value-type="float">
            <text:p>0.900398790836334</text:p>
          </table:table-cell>
          <table:table-cell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62584005792936" calcext:value-type="float">
            <text:p>0.762584005792936</text:p>
          </table:table-cell>
          <table:table-cell office:value-type="string" calcext:value-type="string">
            <text:p>D</text:p>
          </table:table-cell>
          <table:table-cell office:value-type="float" office:value="0.853686769803365" calcext:value-type="float">
            <text:p>0.853686769803365</text:p>
          </table:table-cell>
          <table:table-cell office:value-type="string" calcext:value-type="string">
            <text:p>C</text:p>
          </table:table-cell>
          <table:table-cell office:value-type="float" office:value="0.858883965015411" calcext:value-type="float">
            <text:p>0.858883965015411</text:p>
          </table:table-cell>
          <table:table-cell office:value-type="string" calcext:value-type="string">
            <text:p>B</text:p>
          </table:table-cell>
          <table:table-cell office:value-type="float" office:value="0.885668277740479" calcext:value-type="float">
            <text:p>0.885668277740479</text:p>
          </table:table-cell>
          <table:table-cell office:value-type="string" calcext:value-type="string">
            <text:p>AB</text:p>
          </table:table-cell>
          <table:table-cell table:formula="of:=MAX([.B11];[.D11];[.F11];[.H11])" office:value-type="float" office:value="0.885668277740479" calcext:value-type="float">
            <text:p>0.885668277740479</text:p>
          </table:table-cell>
          <table:table-cell/>
        </table:table-row>
        <table:table-row table:style-name="ro1">
          <table:table-cell office:value-type="string" calcext:value-type="string">
            <text:p>Slate 12 total Acc</text:p>
          </table:table-cell>
          <table:table-cell table:number-columns-repeated="4"/>
          <table:table-cell office:value-type="float" office:value="0.875351162751516" calcext:value-type="float">
            <text:p>0.875351162751516</text:p>
          </table:table-cell>
          <table:table-cell/>
          <table:table-cell office:value-type="float" office:value="0.89828759431839" calcext:value-type="float">
            <text:p>0.89828759431839</text:p>
          </table:table-cell>
          <table:table-cell office:value-type="string" calcext:value-type="string">
            <text:p>T</text:p>
          </table:table-cell>
          <table:table-cell table:formula="of:=MAX([.B12];[.D12];[.F12];[.H12])" office:value-type="float" office:value="0.89828759431839" calcext:value-type="float">
            <text:p>0.89828759431839</text:p>
          </table:table-cell>
          <table:table-cell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798781238496304" calcext:value-type="float">
            <text:p>0.798781238496304</text:p>
          </table:table-cell>
          <table:table-cell office:value-type="string" calcext:value-type="string">
            <text:p>D</text:p>
          </table:table-cell>
          <table:table-cell office:value-type="float" office:value="0.87364141146342" calcext:value-type="float">
            <text:p>0.87364141146342</text:p>
          </table:table-cell>
          <table:table-cell office:value-type="string" calcext:value-type="string">
            <text:p>C</text:p>
          </table:table-cell>
          <table:table-cell office:value-type="float" office:value="0.889215171337128" calcext:value-type="float">
            <text:p>0.889215171337128</text:p>
          </table:table-cell>
          <table:table-cell office:value-type="string" calcext:value-type="string">
            <text:p>B</text:p>
          </table:table-cell>
          <table:table-cell office:value-type="float" office:value="0.905555546283722" calcext:value-type="float">
            <text:p>0.905555546283722</text:p>
          </table:table-cell>
          <table:table-cell office:value-type="string" calcext:value-type="string">
            <text:p>AB</text:p>
          </table:table-cell>
          <table:table-cell table:formula="of:=MAX([.B13];[.D13];[.F13];[.H13])" office:value-type="float" office:value="0.905555546283722" calcext:value-type="float">
            <text:p>0.905555546283722</text:p>
          </table:table-cell>
          <table:table-cell/>
        </table:table-row>
        <table:table-row table:style-name="ro1">
          <table:table-cell office:value-type="string" calcext:value-type="string">
            <text:p>Slate 14 total Acc</text:p>
          </table:table-cell>
          <table:table-cell table:number-columns-repeated="4"/>
          <table:table-cell office:value-type="float" office:value="0.87449905872345" calcext:value-type="float">
            <text:p>0.87449905872345</text:p>
          </table:table-cell>
          <table:table-cell office:value-type="string" calcext:value-type="string">
            <text:p>V</text:p>
          </table:table-cell>
          <table:table-cell office:value-type="float" office:value="0.900805175304413" calcext:value-type="float">
            <text:p>0.900805175304413</text:p>
          </table:table-cell>
          <table:table-cell office:value-type="string" calcext:value-type="string">
            <text:p>G</text:p>
          </table:table-cell>
          <table:table-cell table:formula="of:=MAX([.B14];[.D14];[.F14];[.H14])" office:value-type="float" office:value="0.900805175304413" calcext:value-type="float">
            <text:p>0.900805175304413</text:p>
          </table:table-cell>
          <table:table-cell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2"/>
        </table:table-row>
        <table:table-row table:style-name="ro1">
          <table:table-cell table:style-name="ce3" table:number-columns-repeated="9"/>
          <table:table-cell table:number-columns-repeated="2"/>
        </table:table-row>
        <table:table-row table:style-name="ro1">
          <table:table-cell table:style-name="ce3" table:number-columns-repeated="9"/>
          <table:table-cell office:value-type="string" calcext:value-type="string">
            <text:p>Overall min</text:p>
          </table:table-cell>
          <table:table-cell/>
        </table:table-row>
        <table:table-row table:style-name="ro1">
          <table:table-cell table:style-name="ce3" table:number-columns-repeated="9"/>
          <table:table-cell table:formula="of:=MIN([.J2:.J9])" office:value-type="float" office:value="0.00922179881385283" calcext:value-type="float">
            <text:p>0.009221798813853</text:p>
          </table:table-cell>
          <table:table-cell office:value-type="string" calcext:value-type="string">
            <text:p>Slate 8</text:p>
          </table:table-cell>
        </table:table-row>
        <table:table-row table:style-name="ro1">
          <table:table-cell table:style-name="Default" table:number-columns-repeated="9"/>
          <table:table-cell office:value-type="string" calcext:value-type="string">
            <text:p>Overall max</text:p>
          </table:table-cell>
          <table:table-cell/>
        </table:table-row>
        <table:table-row table:style-name="ro1">
          <table:table-cell table:style-name="Default" table:number-columns-repeated="9"/>
          <table:table-cell table:formula="of:=MAX([.J10:.J14])" office:value-type="float" office:value="0.905555546283722" calcext:value-type="float">
            <text:p>0.905555546283722</text:p>
          </table:table-cell>
          <table:table-cell office:value-type="string" calcext:value-type="string">
            <text:p>Slate 13</text:p>
          </table:table-cell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<text:s/></text:p>
          </table:table-cell>
        </table:table-row>
      </table:table>
      <table:table table:name="combo_models_by_mean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4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0.0144095873926021" calcext:value-type="float">
            <text:p>0.014409587392602</text:p>
          </table:table-cell>
          <table:table-cell office:value-type="string" calcext:value-type="string">
            <text:p>C</text:p>
          </table:table-cell>
          <table:table-cell office:value-type="float" office:value="0.0140810041004002" calcext:value-type="float">
            <text:p>0.0140810041004</text:p>
          </table:table-cell>
          <table:table-cell office:value-type="string" calcext:value-type="string">
            <text:p>B</text:p>
          </table:table-cell>
          <table:table-cell office:value-type="float" office:value="0.0139380818388114" calcext:value-type="float">
            <text:p>0.013938081838811</text:p>
          </table:table-cell>
          <table:table-cell office:value-type="string" calcext:value-type="string">
            <text:p>AD</text:p>
          </table:table-cell>
          <table:table-cell table:style-name="ce3" table:formula="of:=MIN([.B2];[.D2];[.F2];[.H2])" office:value-type="float" office:value="0.0139380818388114" calcext:value-type="float">
            <text:p>0.013938081838811</text:p>
          </table:table-cell>
          <table:table-cell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240485823482409" calcext:value-type="float">
            <text:p>0.024048582348241</text:p>
          </table:table-cell>
          <table:table-cell office:value-type="string" calcext:value-type="string">
            <text:p>I</text:p>
          </table:table-cell>
          <table:table-cell office:value-type="float" office:value="0.0145374322142058" calcext:value-type="float">
            <text:p>0.014537432214206</text:p>
          </table:table-cell>
          <table:table-cell office:value-type="string" calcext:value-type="string">
            <text:p>AA</text:p>
          </table:table-cell>
          <table:table-cell office:value-type="float" office:value="0.0144136586412936" calcext:value-type="float">
            <text:p>0.014413658641294</text:p>
          </table:table-cell>
          <table:table-cell office:value-type="string" calcext:value-type="string">
            <text:p>AF</text:p>
          </table:table-cell>
          <table:table-cell office:value-type="float" office:value="0.0138171575187395" calcext:value-type="float">
            <text:p>0.01381715751874</text:p>
          </table:table-cell>
          <table:table-cell office:value-type="string" calcext:value-type="string">
            <text:p>AD</text:p>
          </table:table-cell>
          <table:table-cell table:style-name="ce3" table:formula="of:=MIN([.B3];[.D3];[.F3];[.H3])" office:value-type="float" office:value="0.0138171575187395" calcext:value-type="float">
            <text:p>0.01381715751874</text:p>
          </table:table-cell>
          <table:table-cell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74184668726755" calcext:value-type="float">
            <text:p>0.017418466872676</text:p>
          </table:table-cell>
          <table:table-cell office:value-type="string" calcext:value-type="string">
            <text:p>D</text:p>
          </table:table-cell>
          <table:table-cell office:value-type="float" office:value="0.0167978805421685" calcext:value-type="float">
            <text:p>0.016797880542169</text:p>
          </table:table-cell>
          <table:table-cell office:value-type="string" calcext:value-type="string">
            <text:p>C</text:p>
          </table:table-cell>
          <table:table-cell office:value-type="float" office:value="0.0170922884792585" calcext:value-type="float">
            <text:p>0.017092288479259</text:p>
          </table:table-cell>
          <table:table-cell office:value-type="string" calcext:value-type="string">
            <text:p>B</text:p>
          </table:table-cell>
          <table:table-cell office:value-type="float" office:value="0.0166617940800885" calcext:value-type="float">
            <text:p>0.016661794080089</text:p>
          </table:table-cell>
          <table:table-cell office:value-type="string" calcext:value-type="string">
            <text:p>W</text:p>
          </table:table-cell>
          <table:table-cell table:style-name="ce3" table:formula="of:=MIN([.B4];[.D4];[.F4];[.H4])" office:value-type="float" office:value="0.0166617940800885" calcext:value-type="float">
            <text:p>0.016661794080089</text:p>
          </table:table-cell>
          <table:table-cell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office:value-type="float" office:value="0.0152707526018632" calcext:value-type="float">
            <text:p>0.015270752601863</text:p>
          </table:table-cell>
          <table:table-cell office:value-type="string" calcext:value-type="string">
            <text:p>F</text:p>
          </table:table-cell>
          <table:table-cell office:value-type="float" office:value="0.0149466423093761" calcext:value-type="float">
            <text:p>0.014946642309376</text:p>
          </table:table-cell>
          <table:table-cell office:value-type="string" calcext:value-type="string">
            <text:p>B</text:p>
          </table:table-cell>
          <table:table-cell office:value-type="float" office:value="0.0147434448202451" calcext:value-type="float">
            <text:p>0.014743444820245</text:p>
          </table:table-cell>
          <table:table-cell office:value-type="string" calcext:value-type="string">
            <text:p>G</text:p>
          </table:table-cell>
          <table:table-cell table:style-name="ce3" table:formula="of:=MIN([.B5];[.D5];[.F5];[.H5])" office:value-type="float" office:value="0.0147434448202451" calcext:value-type="float">
            <text:p>0.014743444820245</text:p>
          </table:table-cell>
          <table:table-cell/>
        </table:table-row>
        <table:table-row table:style-name="ro1">
          <table:table-cell office:value-type="string" calcext:value-type="string">
            <text:p>Slate 6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6178191455684" calcext:value-type="float">
            <text:p>0.014617819145568</text:p>
          </table:table-cell>
          <table:table-cell office:value-type="string" calcext:value-type="string">
            <text:p>V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string" calcext:value-type="string">
            <text:p>T</text:p>
          </table:table-cell>
          <table:table-cell table:style-name="ce3" table:formula="of:=MIN([.B6];[.D6];[.F6];[.H6])" office:value-type="float" office:value="0.0140532772832861" calcext:value-type="float">
            <text:p>0.014053277283286</text:p>
          </table:table-cell>
          <table:table-cell/>
        </table:table-row>
        <table:table-row table:style-name="ro1">
          <table:table-cell office:value-type="string" calcext:value-type="string">
            <text:p>Slate 7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7738648155939" calcext:value-type="float">
            <text:p>0.014773864815594</text:p>
          </table:table-cell>
          <table:table-cell office:value-type="string" calcext:value-type="string">
            <text:p>V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string" calcext:value-type="string">
            <text:p>G</text:p>
          </table:table-cell>
          <table:table-cell table:style-name="ce3" table:formula="of:=MIN([.B7];[.D7];[.F7];[.H7])" office:value-type="float" office:value="0.0141082014112423" calcext:value-type="float">
            <text:p>0.014108201411242</text:p>
          </table:table-cell>
          <table:table-cell/>
        </table:table-row>
        <table:table-row table:style-name="ro1">
          <table:table-cell office:value-type="string" calcext:value-type="string">
            <text:p>Slate 8 total MSE</text:p>
          </table:table-cell>
          <table:table-cell office:value-type="float" office:value="0.0127558428985154" calcext:value-type="float">
            <text:p>0.012755842898515</text:p>
          </table:table-cell>
          <table:table-cell office:value-type="string" calcext:value-type="string">
            <text:p>D</text:p>
          </table:table-cell>
          <table:table-cell office:value-type="float" office:value="0.0134021163818002" calcext:value-type="float">
            <text:p>0.0134021163818</text:p>
          </table:table-cell>
          <table:table-cell office:value-type="string" calcext:value-type="string">
            <text:p>F</text:p>
          </table:table-cell>
          <table:table-cell table:style-name="ce9" office:value-type="float" office:value="0.0124812903711899" calcext:value-type="float">
            <text:p>0.01248129037119</text:p>
          </table:table-cell>
          <table:table-cell table:style-name="ce10" office:value-type="string" calcext:value-type="string">
            <text:p>B</text:p>
          </table:table-cell>
          <table:table-cell table:style-name="ce1" office:value-type="float" office:value="0.0133859081349025" calcext:value-type="float">
            <text:p>0.013385908134903</text:p>
          </table:table-cell>
          <table:table-cell table:style-name="ce4" office:value-type="string" calcext:value-type="string">
            <text:p>G</text:p>
          </table:table-cell>
          <table:table-cell table:style-name="ce3" table:formula="of:=MIN([.B8];[.D8];[.F8];[.H8])" office:value-type="float" office:value="0.0124812903711899" calcext:value-type="float">
            <text:p>0.01248129037119</text:p>
          </table:table-cell>
          <table:table-cell/>
        </table:table-row>
        <table:table-row table:style-name="ro1">
          <table:table-cell office:value-type="string" calcext:value-type="string">
            <text:p>Slate 9 total MSE</text:p>
          </table:table-cell>
          <table:table-cell office:value-type="float" office:value="0.0249839588822479" calcext:value-type="float">
            <text:p>0.024983958882248</text:p>
          </table:table-cell>
          <table:table-cell office:value-type="string" calcext:value-type="string">
            <text:p>I</text:p>
          </table:table-cell>
          <table:table-cell office:value-type="float" office:value="0.0145718172593436" calcext:value-type="float">
            <text:p>0.014571817259344</text:p>
          </table:table-cell>
          <table:table-cell office:value-type="string" calcext:value-type="string">
            <text:p>AA</text:p>
          </table:table-cell>
          <table:table-cell office:value-type="float" office:value="0.0144156540751062" calcext:value-type="float">
            <text:p>0.014415654075106</text:p>
          </table:table-cell>
          <table:table-cell office:value-type="string" calcext:value-type="string">
            <text:p>M</text:p>
          </table:table-cell>
          <table:table-cell office:value-type="float" office:value="0.0138321018312126" calcext:value-type="float">
            <text:p>0.013832101831213</text:p>
          </table:table-cell>
          <table:table-cell office:value-type="string" calcext:value-type="string">
            <text:p>AD</text:p>
          </table:table-cell>
          <table:table-cell table:style-name="ce3" table:formula="of:=MIN([.B9];[.D9];[.F9];[.H9])" office:value-type="float" office:value="0.0138321018312126" calcext:value-type="float">
            <text:p>0.013832101831213</text:p>
          </table:table-cell>
          <table:table-cell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0.876587564746539" calcext:value-type="float">
            <text:p>0.876587564746539</text:p>
          </table:table-cell>
          <table:table-cell office:value-type="string" calcext:value-type="string">
            <text:p>C</text:p>
          </table:table-cell>
          <table:table-cell office:value-type="float" office:value="0.908936772081587" calcext:value-type="float">
            <text:p>0.908936772081587</text:p>
          </table:table-cell>
          <table:table-cell office:value-type="string" calcext:value-type="string">
            <text:p>B</text:p>
          </table:table-cell>
          <table:table-cell office:value-type="float" office:value="0.918460855881373" calcext:value-type="float">
            <text:p>0.918460855881373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18460855881373" calcext:value-type="float">
            <text:p>0.918460855881373</text:p>
          </table:table-cell>
          <table:table-cell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office:value-type="float" office:value="0.871764280729824" calcext:value-type="float">
            <text:p>0.871764280729824</text:p>
          </table:table-cell>
          <table:table-cell office:value-type="string" calcext:value-type="string">
            <text:p>C</text:p>
          </table:table-cell>
          <table:table-cell office:value-type="float" office:value="0.875324696302414" calcext:value-type="float">
            <text:p>0.875324696302414</text:p>
          </table:table-cell>
          <table:table-cell office:value-type="string" calcext:value-type="string">
            <text:p>B</text:p>
          </table:table-cell>
          <table:table-cell office:value-type="float" office:value="0.905349140365918" calcext:value-type="float">
            <text:p>0.905349140365918</text:p>
          </table:table-cell>
          <table:table-cell office:value-type="string" calcext:value-type="string">
            <text:p>G</text:p>
          </table:table-cell>
          <table:table-cell table:formula="of:=MAX([.B11];[.D11];[.F11];[.H11])" office:value-type="float" office:value="0.905349140365918" calcext:value-type="float">
            <text:p>0.905349140365918</text:p>
          </table:table-cell>
          <table:table-cell/>
        </table:table-row>
        <table:table-row table:style-name="ro1">
          <table:table-cell office:value-type="string" calcext:value-type="string">
            <text:p>Slate 12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1343181994226" calcext:value-type="float">
            <text:p>0.891343181994226</text:p>
          </table:table-cell>
          <table:table-cell office:value-type="string" calcext:value-type="string">
            <text:p>V</text:p>
          </table:table-cell>
          <table:table-cell office:value-type="float" office:value="0.916538367668788" calcext:value-type="float">
            <text:p>0.916538367668788</text:p>
          </table:table-cell>
          <table:table-cell office:value-type="string" calcext:value-type="string">
            <text:p>T</text:p>
          </table:table-cell>
          <table:table-cell table:formula="of:=MAX([.B12];[.D12];[.F12];[.H12])" office:value-type="float" office:value="0.916538367668788" calcext:value-type="float">
            <text:p>0.916538367668788</text:p>
          </table:table-cell>
          <table:table-cell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office:value-type="float" office:value="0.899970089395841" calcext:value-type="float">
            <text:p>0.899970089395841</text:p>
          </table:table-cell>
          <table:table-cell office:value-type="string" calcext:value-type="string">
            <text:p>F</text:p>
          </table:table-cell>
          <table:table-cell office:value-type="float" office:value="0.908357985483276" calcext:value-type="float">
            <text:p>0.908357985483276</text:p>
          </table:table-cell>
          <table:table-cell office:value-type="string" calcext:value-type="string">
            <text:p>B</text:p>
          </table:table-cell>
          <table:table-cell office:value-type="float" office:value="0.91895854473114" calcext:value-type="float">
            <text:p>0.91895854473114</text:p>
          </table:table-cell>
          <table:table-cell office:value-type="string" calcext:value-type="string">
            <text:p>T</text:p>
          </table:table-cell>
          <table:table-cell table:formula="of:=MAX([.B13];[.D13];[.F13];[.H13])" office:value-type="float" office:value="0.91895854473114" calcext:value-type="float">
            <text:p>0.91895854473114</text:p>
          </table:table-cell>
          <table:table-cell/>
        </table:table-row>
        <table:table-row table:style-name="ro1">
          <table:table-cell office:value-type="string" calcext:value-type="string">
            <text:p>Slate 14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0321966674593" calcext:value-type="float">
            <text:p>0.890321966674593</text:p>
          </table:table-cell>
          <table:table-cell office:value-type="string" calcext:value-type="string">
            <text:p>J</text:p>
          </table:table-cell>
          <table:table-cell office:value-type="float" office:value="0.920850232243538" calcext:value-type="float">
            <text:p>0.920850232243538</text:p>
          </table:table-cell>
          <table:table-cell office:value-type="string" calcext:value-type="string">
            <text:p>G</text:p>
          </table:table-cell>
          <table:table-cell table:formula="of:=MAX([.B14];[.D14];[.F14];[.H14])" office:value-type="float" office:value="0.920850232243538" calcext:value-type="float">
            <text:p>0.920850232243538</text:p>
          </table:table-cell>
          <table:table-cell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1" table:number-rows-repeated="3">
          <table:table-cell table:style-name="ce3" table:number-columns-repeated="9"/>
          <table:table-cell table:number-columns-repeated="2"/>
        </table:table-row>
        <table:table-row table:style-name="ro1">
          <table:table-cell table:style-name="Default" table:number-columns-repeated="9"/>
          <table:table-cell office:value-type="string" calcext:value-type="string">
            <text:p>Overall Min</text:p>
          </table:table-cell>
          <table:table-cell/>
        </table:table-row>
        <table:table-row table:style-name="ro1">
          <table:table-cell table:style-name="Default" table:number-columns-repeated="9"/>
          <table:table-cell table:formula="of:=MIN([.J2:.J9])" office:value-type="float" office:value="0.0124812903711899" calcext:value-type="float">
            <text:p>0.01248129037119</text:p>
          </table:table-cell>
          <table:table-cell office:value-type="string" calcext:value-type="string">
            <text:p>Slate 8</text:p>
          </table:table-cell>
        </table:table-row>
        <table:table-row table:style-name="ro1">
          <table:table-cell table:style-name="Default" table:number-columns-repeated="9"/>
          <table:table-cell office:value-type="string" calcext:value-type="string">
            <text:p>Overall Max</text:p>
          </table:table-cell>
          <table:table-cell/>
        </table:table-row>
        <table:table-row table:style-name="ro1">
          <table:table-cell table:style-name="Default" table:number-columns-repeated="9"/>
          <table:table-cell table:formula="of:=MAX([.J10:.J14])" office:value-type="float" office:value="0.920850232243538" calcext:value-type="float">
            <text:p>0.920850232243538</text:p>
          </table:table-cell>
          <table:table-cell office:value-type="string" calcext:value-type="string">
            <text:p>Slate 14 </text:p>
          </table:table-cell>
        </table:table-row>
      </table:table>
      <table:table table:name="combo_best_frequency" table:style-name="ta1"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Model Letter</text:p>
          </table:table-cell>
          <table:table-cell table:style-name="ce2" office:value-type="string" calcext:value-type="string">
            <text:p>Network Type</text:p>
          </table:table-cell>
          <table:table-cell table:style-name="ce2" office:value-type="string" calcext:value-type="string">
            <text:p>Frequency in overall best model</text:p>
          </table:table-cell>
          <table:table-cell table:style-name="ce2" office:value-type="string" calcext:value-type="string">
            <text:p>Frequency in best mean mod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</table:table-row>
      </table:table>
      <table:table table:name="scheme_4_stat_sig" table:style-name="ta1">
        <table:table-column table:style-name="co10" table:default-cell-style-name="ce13"/>
        <table:table-column table:style-name="co14" table:default-cell-style-name="ce1"/>
        <table:table-row table:style-name="ro1">
          <table:table-cell table:style-name="ce2" office:value-type="string" calcext:value-type="string">
            <text:p>Slate</text:p>
          </table:table-cell>
          <table:table-cell table:style-name="ce2" office:value-type="string" calcext:value-type="string">
            <text:p>Model pairs with statistically significant differences in distributions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AB, AD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N, T), (T, Y), (Y, AD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N,T), (T, Y), (W, Y)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AB, G), (AB, T), (AB, AD)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G, Y), (N,AD), (T, Y), (W,AD), (Y, AB), (Y, AD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G, T), (T, AB), (W, AB), (AB, AD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G,N), (G,Y), (Y,AB), (Y, AD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(G, N), (N, T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(G, W) </text:p>
          </table:table-cell>
        </table:table-row>
      </table:table>
      <table:table table:name="compare_retrain_models" table:style-name="ta1">
        <table:table-column table:style-name="co15" table:default-cell-style-name="ce2"/>
        <table:table-column table:style-name="co10" table:default-cell-style-name="ce1"/>
        <table:table-column table:style-name="co9" table:default-cell-style-name="ce4"/>
        <table:table-column table:style-name="co10" table:default-cell-style-name="ce15"/>
        <table:table-column table:style-name="co10" table:default-cell-style-name="ce4"/>
        <table:table-column table:style-name="co16" table:default-cell-style-name="ce1"/>
        <table:table-column table:style-name="co10" table:default-cell-style-name="ce4"/>
        <table:table-column table:style-name="co17" table:default-cell-style-name="ce9"/>
        <table:table-column table:style-name="co18" table:default-cell-style-name="ce9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office:value-type="string" calcext:value-type="string">
            <text:p>C</text:p>
          </table:table-cell>
          <table:table-cell office:value-type="float" office:value="0.0140810041004002" calcext:value-type="float">
            <text:p>0.0140810041004</text:p>
          </table:table-cell>
          <table:table-cell office:value-type="string" calcext:value-type="string">
            <text:p>B</text:p>
          </table:table-cell>
          <table:table-cell office:value-type="float" office:value="0.0139380818388114" calcext:value-type="float">
            <text:p>0.013938081838811</text:p>
          </table:table-cell>
          <table:table-cell office:value-type="string" calcext:value-type="string">
            <text:p>AD</text:p>
          </table:table-cell>
          <table:table-cell table:style-name="ce3" table:formula="of:=MIN([.B2];[.D2];[.F2];[.H2])" office:value-type="float" office:value="0.0139380818388114" calcext:value-type="float">
            <text:p>0.013938081838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240485823482409" calcext:value-type="float">
            <text:p>0.024048582348241</text:p>
          </table:table-cell>
          <table:table-cell office:value-type="string" calcext:value-type="string">
            <text:p>I</text:p>
          </table:table-cell>
          <table:table-cell table:style-name="ce1" office:value-type="float" office:value="0.0145374322142058" calcext:value-type="float">
            <text:p>0.014537432214206</text:p>
          </table:table-cell>
          <table:table-cell office:value-type="string" calcext:value-type="string">
            <text:p>AA</text:p>
          </table:table-cell>
          <table:table-cell office:value-type="float" office:value="0.0144136586412936" calcext:value-type="float">
            <text:p>0.014413658641294</text:p>
          </table:table-cell>
          <table:table-cell office:value-type="string" calcext:value-type="string">
            <text:p>AF</text:p>
          </table:table-cell>
          <table:table-cell office:value-type="float" office:value="0.0138171575187395" calcext:value-type="float">
            <text:p>0.01381715751874</text:p>
          </table:table-cell>
          <table:table-cell office:value-type="string" calcext:value-type="string">
            <text:p>AD</text:p>
          </table:table-cell>
          <table:table-cell table:style-name="ce3" table:formula="of:=MIN([.B3];[.D3];[.F3];[.H3])" office:value-type="float" office:value="0.0138171575187395" calcext:value-type="float">
            <text:p>0.01381715751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74184668726755" calcext:value-type="float">
            <text:p>0.01741846687267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office:value-type="string" calcext:value-type="string">
            <text:p>C</text:p>
          </table:table-cell>
          <table:table-cell office:value-type="float" office:value="0.0170922884792585" calcext:value-type="float">
            <text:p>0.017092288479259</text:p>
          </table:table-cell>
          <table:table-cell office:value-type="string" calcext:value-type="string">
            <text:p>B</text:p>
          </table:table-cell>
          <table:table-cell office:value-type="float" office:value="0.0166617940800885" calcext:value-type="float">
            <text:p>0.016661794080089</text:p>
          </table:table-cell>
          <table:table-cell office:value-type="string" calcext:value-type="string">
            <text:p>W</text:p>
          </table:table-cell>
          <table:table-cell table:style-name="ce3" table:formula="of:=MIN([.B4];[.D4];[.F4];[.H4])" office:value-type="float" office:value="0.0166617940800885" calcext:value-type="float">
            <text:p>0.016661794080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office:value-type="string" calcext:value-type="string">
            <text:p>F</text:p>
          </table:table-cell>
          <table:table-cell office:value-type="float" office:value="0.0149466423093761" calcext:value-type="float">
            <text:p>0.014946642309376</text:p>
          </table:table-cell>
          <table:table-cell office:value-type="string" calcext:value-type="string">
            <text:p>B</text:p>
          </table:table-cell>
          <table:table-cell office:value-type="float" office:value="0.0147434448202451" calcext:value-type="float">
            <text:p>0.014743444820245</text:p>
          </table:table-cell>
          <table:table-cell office:value-type="string" calcext:value-type="string">
            <text:p>G</text:p>
          </table:table-cell>
          <table:table-cell table:style-name="ce3" table:formula="of:=MIN([.B5];[.D5];[.F5];[.H5])" office:value-type="float" office:value="0.0147434448202451" calcext:value-type="float">
            <text:p>0.01474344482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6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6178191455684" calcext:value-type="float">
            <text:p>0.014617819145568</text:p>
          </table:table-cell>
          <table:table-cell office:value-type="string" calcext:value-type="string">
            <text:p>V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string" calcext:value-type="string">
            <text:p>T</text:p>
          </table:table-cell>
          <table:table-cell table:style-name="ce3" table:formula="of:=MIN([.B6];[.D6];[.F6];[.H6])" office:value-type="float" office:value="0.0140532772832861" calcext:value-type="float">
            <text:p>0.014053277283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7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7738648155939" calcext:value-type="float">
            <text:p>0.014773864815594</text:p>
          </table:table-cell>
          <table:table-cell office:value-type="string" calcext:value-type="string">
            <text:p>V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string" calcext:value-type="string">
            <text:p>G</text:p>
          </table:table-cell>
          <table:table-cell table:style-name="ce3" table:formula="of:=MIN([.B7];[.D7];[.F7];[.H7])" office:value-type="float" office:value="0.0141082014112423" calcext:value-type="float">
            <text:p>0.01410820141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office:value-type="string" calcext:value-type="string">
            <text:p>C</text:p>
          </table:table-cell>
          <table:table-cell office:value-type="float" office:value="0.908936772081587" calcext:value-type="float">
            <text:p>0.908936772081587</text:p>
          </table:table-cell>
          <table:table-cell office:value-type="string" calcext:value-type="string">
            <text:p>B</text:p>
          </table:table-cell>
          <table:table-cell office:value-type="float" office:value="0.918460855881373" calcext:value-type="float">
            <text:p>0.918460855881373</text:p>
          </table:table-cell>
          <table:table-cell office:value-type="string" calcext:value-type="string">
            <text:p>T</text:p>
          </table:table-cell>
          <table:table-cell table:formula="of:=MAX([.B8];[.D8];[.F8];[.H8])" office:value-type="float" office:value="0.918460855881373" calcext:value-type="float">
            <text:p>0.91846085588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office:value-type="string" calcext:value-type="string">
            <text:p>C</text:p>
          </table:table-cell>
          <table:table-cell office:value-type="float" office:value="0.875324696302414" calcext:value-type="float">
            <text:p>0.875324696302414</text:p>
          </table:table-cell>
          <table:table-cell office:value-type="string" calcext:value-type="string">
            <text:p>B</text:p>
          </table:table-cell>
          <table:table-cell office:value-type="float" office:value="0.905349140365918" calcext:value-type="float">
            <text:p>0.905349140365918</text:p>
          </table:table-cell>
          <table:table-cell office:value-type="string" calcext:value-type="string">
            <text:p>G</text:p>
          </table:table-cell>
          <table:table-cell table:formula="of:=MAX([.B9];[.D9];[.F9];[.H9])" office:value-type="float" office:value="0.905349140365918" calcext:value-type="float">
            <text:p>0.90534914036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2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1343181994226" calcext:value-type="float">
            <text:p>0.891343181994226</text:p>
          </table:table-cell>
          <table:table-cell office:value-type="string" calcext:value-type="string">
            <text:p>V</text:p>
          </table:table-cell>
          <table:table-cell office:value-type="float" office:value="0.916538367668788" calcext:value-type="float">
            <text:p>0.916538367668788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16538367668788" calcext:value-type="float">
            <text:p>0.916538367668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office:value-type="string" calcext:value-type="string">
            <text:p>F</text:p>
          </table:table-cell>
          <table:table-cell office:value-type="float" office:value="0.908357985483276" calcext:value-type="float">
            <text:p>0.908357985483276</text:p>
          </table:table-cell>
          <table:table-cell office:value-type="string" calcext:value-type="string">
            <text:p>B</text:p>
          </table:table-cell>
          <table:table-cell office:value-type="float" office:value="0.91895854473114" calcext:value-type="float">
            <text:p>0.91895854473114</text:p>
          </table:table-cell>
          <table:table-cell office:value-type="string" calcext:value-type="string">
            <text:p>T</text:p>
          </table:table-cell>
          <table:table-cell table:formula="of:=MAX([.B11];[.D11];[.F11];[.H11])" office:value-type="float" office:value="0.91895854473114" calcext:value-type="float">
            <text:p>0.91895854473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4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0321966674593" calcext:value-type="float">
            <text:p>0.890321966674593</text:p>
          </table:table-cell>
          <table:table-cell office:value-type="string" calcext:value-type="string">
            <text:p>J</text:p>
          </table:table-cell>
          <table:table-cell office:value-type="float" office:value="0.920850232243538" calcext:value-type="float">
            <text:p>0.920850232243538</text:p>
          </table:table-cell>
          <table:table-cell office:value-type="string" calcext:value-type="string">
            <text:p>G</text:p>
          </table:table-cell>
          <table:table-cell table:formula="of:=MAX([.B12];[.D12];[.F12];[.H12])" office:value-type="float" office:value="0.920850232243538" calcext:value-type="float">
            <text:p>0.920850232243538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Este es un poco complicado yo creo 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4" office:value-type="string" calcext:value-type="string">
            <text:p>Regression</text:p>
          </table:table-cell>
          <table:table-cell table:style-name="ce14" office:value-type="string" calcext:value-type="string">
            <text:p>1 ds, 1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1 ds, all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1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all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</table:table-row>
        <table:table-row table:style-name="ro1">
          <table:table-cell office:value-type="string" calcext:value-type="string">
            <text:p>No temp/humidity, regression</text:p>
          </table:table-cell>
          <table:table-cell table:style-name="ce15" office:value-type="float" office:value="0.0174184668726755" calcext:value-type="float">
            <text:p>0.017418466872676</text:p>
          </table:table-cell>
          <table:table-cell table:style-name="ce1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4" calcext:value-type="float">
            <text:p>4</text:p>
          </table:table-cell>
          <table:table-cell table:style-name="ce1" office:value-type="float" office:value="0.0170922884792585" calcext:value-type="float">
            <text:p>0.017092288479259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0166617940800885" calcext:value-type="float">
            <text:p>0.016661794080089</text:p>
          </table:table-cell>
          <table:table-cell table:style-name="ce4" office:value-type="string" calcext:value-type="string">
            <text:p>W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trained temp/humidity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 precipitation, regression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5" calcext:value-type="float">
            <text:p>5</text:p>
          </table:table-cell>
          <table:table-cell table:style-name="ce1" office:value-type="float" office:value="0.0149466423093761" calcext:value-type="float">
            <text:p>0.0149466423093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float" office:value="0.0147434448202451" calcext:value-type="float">
            <text:p>0.014743444820245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rained precipitation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Prediction</text:p>
          </table:table-cell>
          <table:table-cell table:style-name="ce16" table:number-columns-repeated="12"/>
        </table:table-row>
        <table:table-row table:style-name="ro1">
          <table:table-cell office:value-type="string" calcext:value-type="string">
            <text:p>No temp/humidity, prediction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1" calcext:value-type="float">
            <text:p>11</text:p>
          </table:table-cell>
          <table:table-cell table:style-name="ce1" office:value-type="float" office:value="0.875324696302414" calcext:value-type="float">
            <text:p>0.87532469630241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0.905349140365918" calcext:value-type="float">
            <text:p>0.905349140365918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trained temp/humidity, prediction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16538367668788" calcext:value-type="float">
            <text:p>0.916538367668788</text:p>
          </table:table-cell>
          <table:table-cell table:style-name="ce9" office:value-type="string" calcext:value-type="string">
            <text:p>T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 precipitation, prediction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13" calcext:value-type="float">
            <text:p>13</text:p>
          </table:table-cell>
          <table:table-cell table:style-name="ce1" office:value-type="float" office:value="0.908357985483276" calcext:value-type="float">
            <text:p>0.9083579854832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3" calcext:value-type="float">
            <text:p>13</text:p>
          </table:table-cell>
          <table:table-cell table:style-name="ce4" office:value-type="float" office:value="0.91895854473114" calcext:value-type="float">
            <text:p>0.91895854473114</text:p>
          </table:table-cell>
          <table:table-cell table:style-name="ce4" office:value-type="string" calcext:value-type="string">
            <text:p>T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trained precipitation, prediction 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20850232243538" calcext:value-type="float">
            <text:p>0.920850232243538</text:p>
          </table:table-cell>
          <table:table-cell table:style-name="ce9" office:value-type="string" calcext:value-type="string">
            <text:p>G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">
          <table:table-cell table:style-name="Default"/>
          <table:table-cell table:style-name="ce17" table:number-columns-repeated="12"/>
        </table:table-row>
        <table:table-row table:style-name="ro1">
          <table:table-cell table:style-name="Default"/>
          <table:table-cell table:style-name="ce17" table:number-columns-repeated="12"/>
        </table:table-row>
      </table:table>
      <table:table table:name="compare_mean_from_retrained" table:style-name="ta1">
        <table:table-column table:style-name="co20" table:default-cell-style-name="ce1"/>
        <table:table-column table:style-name="co10" table:number-columns-repeated="5" table:default-cell-style-name="ce1"/>
        <table:table-row table:style-name="ro1">
          <table:table-cell/>
          <table:table-cell table:style-name="ce2" office:value-type="string" calcext:value-type="string">
            <text:p>Model Lette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an Metri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late 3 (Comparison)</text:p>
          </table:table-cell>
          <table:table-cell office:value-type="float" office:value="0.0141090312972665" calcext:value-type="float">
            <text:p>0.014109031297267</text:p>
          </table:table-cell>
          <table:table-cell office:value-type="float" office:value="0.0147280523830511" calcext:value-type="float">
            <text:p>0.014728052383051</text:p>
          </table:table-cell>
          <table:table-cell office:value-type="float" office:value="0.0138247568005075" calcext:value-type="float">
            <text:p>0.013824756800508</text:p>
          </table:table-cell>
          <table:table-cell office:value-type="float" office:value="0.0175835054488095" calcext:value-type="float">
            <text:p>0.01758350544881</text:p>
          </table:table-cell>
          <table:table-cell office:value-type="float" office:value="0.0142970373077939" calcext:value-type="float">
            <text:p>0.014297037307794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float" office:value="0.0141387339681387" calcext:value-type="float">
            <text:p>0.014138733968139</text:p>
          </table:table-cell>
          <table:table-cell office:value-type="float" office:value="0.0146796736904113" calcext:value-type="float">
            <text:p>0.014679673690411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float" office:value="0.0146178191455684" calcext:value-type="float">
            <text:p>0.014617819145569</text:p>
          </table:table-cell>
          <table:table-cell office:value-type="float" office:value="0.0144602363773932" calcext:value-type="float">
            <text:p>0.014460236377393</text:p>
          </table:table-cell>
        </table:table-row>
        <table:table-row table:style-name="ro1">
          <table:table-cell office:value-type="string" calcext:value-type="string">
            <text:p>Slate 7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float" office:value="0.0148086015553179" calcext:value-type="float">
            <text:p>0.014808601555318</text:p>
          </table:table-cell>
          <table:table-cell office:value-type="float" office:value="0.0142565251638492" calcext:value-type="float">
            <text:p>0.014256525163849</text:p>
          </table:table-cell>
          <table:table-cell office:value-type="float" office:value="0.0147738648155939" calcext:value-type="float">
            <text:p>0.014773864815594</text:p>
          </table:table-cell>
          <table:table-cell office:value-type="float" office:value="0.0145368098746985" calcext:value-type="float">
            <text:p>0.014536809874699</text:p>
          </table:table-cell>
        </table:table-row>
        <table:table-row table:style-name="ro1">
          <table:table-cell office:value-type="string" calcext:value-type="string">
            <text:p>Slate 10 (Comparison)</text:p>
          </table:table-cell>
          <table:table-cell office:value-type="float" office:value="0.907158220807711" calcext:value-type="float">
            <text:p>0.907158220807711</text:p>
          </table:table-cell>
          <table:table-cell office:value-type="float" office:value="0.888252819577853" calcext:value-type="float">
            <text:p>0.888252819577853</text:p>
          </table:table-cell>
          <table:table-cell office:value-type="float" office:value="0.918460855881373" calcext:value-type="float">
            <text:p>0.918460855881373</text:p>
          </table:table-cell>
          <table:table-cell office:value-type="float" office:value="0.888651957776811" calcext:value-type="float">
            <text:p>0.888651957776811</text:p>
          </table:table-cell>
          <table:table-cell office:value-type="float" office:value="0.915639936923981" calcext:value-type="float">
            <text:p>0.915639936923981</text:p>
          </table:table-cell>
        </table:table-row>
        <table:table-row table:style-name="ro1">
          <table:table-cell office:value-type="string" calcext:value-type="string">
            <text:p>Slate 12</text:p>
          </table:table-cell>
          <table:table-cell office:value-type="float" office:value="0.915013487140338" calcext:value-type="float">
            <text:p>0.915013487140338</text:p>
          </table:table-cell>
          <table:table-cell office:value-type="float" office:value="0.890195226338175" calcext:value-type="float">
            <text:p>0.890195226338175</text:p>
          </table:table-cell>
          <table:table-cell office:value-type="float" office:value="0.916538367668788" calcext:value-type="float">
            <text:p>0.916538367668788</text:p>
          </table:table-cell>
          <table:table-cell office:value-type="float" office:value="0.891343181994226" calcext:value-type="float">
            <text:p>0.891343181994226</text:p>
          </table:table-cell>
          <table:table-cell office:value-type="float" office:value="0.915325418114662" calcext:value-type="float">
            <text:p>0.915325418114662</text:p>
          </table:table-cell>
        </table:table-row>
        <table:table-row table:style-name="ro1">
          <table:table-cell office:value-type="string" calcext:value-type="string">
            <text:p>Slate 14</text:p>
          </table:table-cell>
          <table:table-cell office:value-type="float" office:value="0.920850232243538" calcext:value-type="float">
            <text:p>0.920850232243538</text:p>
          </table:table-cell>
          <table:table-cell office:value-type="float" office:value="0.890321966674593" calcext:value-type="float">
            <text:p>0.890321966674593</text:p>
          </table:table-cell>
          <table:table-cell office:value-type="float" office:value="0.911345466971397" calcext:value-type="float">
            <text:p>0.911345466971397</text:p>
          </table:table-cell>
          <table:table-cell office:value-type="float" office:value="0.887511905034383" calcext:value-type="float">
            <text:p>0.887511905034383</text:p>
          </table:table-cell>
          <table:table-cell office:value-type="float" office:value="0.910638416806857" calcext:value-type="float">
            <text:p>0.910638416806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0:29:05.606248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3:43:37.249130842</meta:creation-date>
    <dc:date>2023-08-30T14:47:03.945360232</dc:date>
    <meta:editing-duration>PT6H19M27S</meta:editing-duration>
    <meta:editing-cycles>60</meta:editing-cycles>
    <meta:generator>LibreOffice/6.0.7.3$Linux_X86_64 LibreOffice_project/00m0$Build-3</meta:generator>
    <meta:document-statistic meta:table-count="6" meta:cell-count="588" meta:object-count="0"/>
  </office:meta>
</office:document-meta>
</file>